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cap" table:style-name="ta1">
        <table:shapes>
          <draw:frame draw:z-index="0" draw:style-name="gr1" draw:text-style-name="P1" svg:width="601pt" svg:height="332.79pt" svg:x="611.12pt" svg:y="172.43pt">
            <loext:p draw:notify-on-update-of-ranges="recap.M3:recap.Q3 recap.M6:recap.Q6 recap.M3:recap.Q3 recap.M4:recap.Q4 recap.M3:recap.Q3 recap.M5:recap.Q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2"/>
          <table:table-cell office:value-type="string" calcext:value-type="string">
            <text:p>Conv</text:p>
          </table:table-cell>
          <table:table-cell table:number-columns-repeated="2"/>
          <table:table-cell office:value-type="string" calcext:value-type="string">
            <text:p>Strassen</text:p>
          </table:table-cell>
          <table:table-cell table:number-columns-repeated="2"/>
          <table:table-cell office:value-type="string" calcext:value-type="string">
            <text:p>StrassenSeuil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B3]" office:value-type="float" office:value="64" calcext:value-type="float">
            <text:p>64</text:p>
          </table:table-cell>
          <table:table-cell table:formula="of:=[.B18]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52264928817749" calcext:value-type="float">
            <text:p>0.0522649288</text:p>
          </table:table-cell>
          <table:table-cell table:formula="of:=LOG([.C3])" office:value-type="float" office:value="-1.28178963675536" calcext:value-type="float">
            <text:p>-1.2817896368</text:p>
          </table:table-cell>
          <table:table-cell/>
          <table:table-cell office:value-type="float" office:value="0.383967876434326" calcext:value-type="float">
            <text:p>0.3839678764</text:p>
          </table:table-cell>
          <table:table-cell table:formula="of:=LOG([.F3])" office:value-type="float" office:value="-0.415705108108729" calcext:value-type="float">
            <text:p>-0.4157051081</text:p>
          </table:table-cell>
          <table:table-cell/>
          <table:table-cell office:value-type="float" office:value="0.0531103610992432" calcext:value-type="float">
            <text:p>0.0531103611</text:p>
          </table:table-cell>
          <table:table-cell table:formula="of:=LOG([.I3])" office:value-type="float" office:value="-1.27482074578712" calcext:value-type="float">
            <text:p>-1.2748207458</text:p>
          </table:table-cell>
          <table:table-cell table:number-columns-repeated="2"/>
          <table:table-cell table:formula="of:=LOG([.M2])" office:value-type="float" office:value="1.80617997398389" calcext:value-type="float">
            <text:p>1.806179974</text:p>
          </table:table-cell>
          <table:table-cell table:formula="of:=LOG([.N2])" office:value-type="float" office:value="2.10720996964787" calcext:value-type="float">
            <text:p>2.1072099696</text:p>
          </table:table-cell>
          <table:table-cell table:formula="of:=LOG([.O2])" office:value-type="float" office:value="2.40823996531185" calcext:value-type="float">
            <text:p>2.4082399653</text:p>
          </table:table-cell>
          <table:table-cell table:formula="of:=LOG([.P2])" office:value-type="float" office:value="2.70926996097583" calcext:value-type="float">
            <text:p>2.709269961</text:p>
          </table:table-cell>
          <table:table-cell table:formula="of:=LOG([.Q2])" office:value-type="float" office:value="3.01029995663981" calcext:value-type="float">
            <text:p>3.0102999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479795932769776" calcext:value-type="float">
            <text:p>0.0479795933</text:p>
          </table:table-cell>
          <table:table-cell table:formula="of:=LOG([.C4])" office:value-type="float" office:value="-1.318943437867" calcext:value-type="float">
            <text:p>-1.3189434379</text:p>
          </table:table-cell>
          <table:table-cell/>
          <table:table-cell office:value-type="float" office:value="0.388717889785767" calcext:value-type="float">
            <text:p>0.3887178898</text:p>
          </table:table-cell>
          <table:table-cell table:formula="of:=LOG([.F4])" office:value-type="float" office:value="-0.410365471572352" calcext:value-type="float">
            <text:p>-0.4103654716</text:p>
          </table:table-cell>
          <table:table-cell/>
          <table:table-cell office:value-type="float" office:value="0.0532004833221436" calcext:value-type="float">
            <text:p>0.0532004833</text:p>
          </table:table-cell>
          <table:table-cell table:formula="of:=LOG([.I4])" office:value-type="float" office:value="-1.27408442215633" calcext:value-type="float">
            <text:p>-1.2740844222</text:p>
          </table:table-cell>
          <table:table-cell/>
          <table:table-cell office:value-type="string" calcext:value-type="string">
            <text:p>Conv</text:p>
          </table:table-cell>
          <table:table-cell table:formula="of:=[.D13]" office:value-type="float" office:value="-1.31553500543446" calcext:value-type="float">
            <text:p>-1.3155350054</text:p>
          </table:table-cell>
          <table:table-cell table:formula="of:=[.D28]" office:value-type="float" office:value="-0.39036498735968" calcext:value-type="float">
            <text:p>-0.3903649874</text:p>
          </table:table-cell>
          <table:table-cell table:formula="of:=[.D43]" office:value-type="float" office:value="0.530663764205765" calcext:value-type="float">
            <text:p>0.5306637642</text:p>
          </table:table-cell>
          <table:table-cell table:formula="of:=[.D58]" office:value-type="float" office:value="1.50505602462236" calcext:value-type="float">
            <text:p>1.5050560246</text:p>
          </table:table-cell>
          <table:table-cell table:formula="of:=[.D73]" office:value-type="float" office:value="2.44698446326078" calcext:value-type="float">
            <text:p>2.44698446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478751659393311" calcext:value-type="float">
            <text:p>0.0478751659</text:p>
          </table:table-cell>
          <table:table-cell table:formula="of:=LOG([.C5])" office:value-type="float" office:value="-1.3198897077197" calcext:value-type="float">
            <text:p>-1.3198897077</text:p>
          </table:table-cell>
          <table:table-cell/>
          <table:table-cell office:value-type="float" office:value="0.391150712966919" calcext:value-type="float">
            <text:p>0.391150713</text:p>
          </table:table-cell>
          <table:table-cell table:formula="of:=LOG([.F5])" office:value-type="float" office:value="-0.407655873810347" calcext:value-type="float">
            <text:p>-0.4076558738</text:p>
          </table:table-cell>
          <table:table-cell/>
          <table:table-cell office:value-type="float" office:value="0.0530815124511719" calcext:value-type="float">
            <text:p>0.0530815125</text:p>
          </table:table-cell>
          <table:table-cell table:formula="of:=LOG([.I5])" office:value-type="float" office:value="-1.2750567112816" calcext:value-type="float">
            <text:p>-1.2750567113</text:p>
          </table:table-cell>
          <table:table-cell/>
          <table:table-cell office:value-type="string" calcext:value-type="string">
            <text:p>Strassen</text:p>
          </table:table-cell>
          <table:table-cell table:style-name="ce1" table:formula="of:=[.G13]" office:value-type="float" office:value="-0.41275710790682" calcext:value-type="float">
            <text:p>-0.4127571079</text:p>
          </table:table-cell>
          <table:table-cell table:formula="of:=[.G28]" office:value-type="float" office:value="0.459341485846164" calcext:value-type="float">
            <text:p>0.4593414858</text:p>
          </table:table-cell>
          <table:table-cell table:formula="of:=[.G43]" office:value-type="float" office:value="1.31446804137778" calcext:value-type="float">
            <text:p>1.3144680414</text:p>
          </table:table-cell>
          <table:table-cell table:formula="of:=[.G58]" office:value-type="float" office:value="2.16437710938745" calcext:value-type="float">
            <text:p>2.1643771094</text:p>
          </table:table-cell>
          <table:table-cell table:formula="of:=[.G73]" office:value-type="float" office:value="2.96698724782198" calcext:value-type="float">
            <text:p>2.9669872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047694206237793" calcext:value-type="float">
            <text:p>0.0476942062</text:p>
          </table:table-cell>
          <table:table-cell table:formula="of:=LOG([.C6])" office:value-type="float" office:value="-1.32153437466597" calcext:value-type="float">
            <text:p>-1.3215343747</text:p>
          </table:table-cell>
          <table:table-cell/>
          <table:table-cell office:value-type="float" office:value="0.387171745300293" calcext:value-type="float">
            <text:p>0.3871717453</text:p>
          </table:table-cell>
          <table:table-cell table:formula="of:=LOG([.F6])" office:value-type="float" office:value="-0.412096343791087" calcext:value-type="float">
            <text:p>-0.4120963438</text:p>
          </table:table-cell>
          <table:table-cell/>
          <table:table-cell office:value-type="float" office:value="0.0533335208892822" calcext:value-type="float">
            <text:p>0.0533335209</text:p>
          </table:table-cell>
          <table:table-cell table:formula="of:=LOG([.I6])" office:value-type="float" office:value="-1.27299974479429" calcext:value-type="float">
            <text:p>-1.2729997448</text:p>
          </table:table-cell>
          <table:table-cell/>
          <table:table-cell office:value-type="string" calcext:value-type="string">
            <text:p>StrassenSeuil</text:p>
          </table:table-cell>
          <table:table-cell table:formula="of:=[.J13]" office:value-type="float" office:value="-1.27239932791865" calcext:value-type="float">
            <text:p>-1.2723993279</text:p>
          </table:table-cell>
          <table:table-cell table:formula="of:=[.J28]" office:value-type="float" office:value="-0.379395802926428" calcext:value-type="float">
            <text:p>-0.3793958029</text:p>
          </table:table-cell>
          <table:table-cell table:formula="of:=[.J43]" office:value-type="float" office:value="0.480688684225586" calcext:value-type="float">
            <text:p>0.4806886842</text:p>
          </table:table-cell>
          <table:table-cell table:formula="of:=[.J58]" office:value-type="float" office:value="1.33580384718478" calcext:value-type="float">
            <text:p>1.3358038472</text:p>
          </table:table-cell>
          <table:table-cell table:formula="of:=[.J73]" office:value-type="float" office:value="2.1999389053121" calcext:value-type="float">
            <text:p>2.1999389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0476334095001221" calcext:value-type="float">
            <text:p>0.0476334095</text:p>
          </table:table-cell>
          <table:table-cell table:formula="of:=LOG([.C7])" office:value-type="float" office:value="-1.32208833148244" calcext:value-type="float">
            <text:p>-1.3220883315</text:p>
          </table:table-cell>
          <table:table-cell/>
          <table:table-cell office:value-type="float" office:value="0.385962247848511" calcext:value-type="float">
            <text:p>0.3859622478</text:p>
          </table:table-cell>
          <table:table-cell table:formula="of:=LOG([.F7])" office:value-type="float" office:value="-0.413455172926419" calcext:value-type="float">
            <text:p>-0.4134551729</text:p>
          </table:table-cell>
          <table:table-cell/>
          <table:table-cell office:value-type="float" office:value="0.0531558990478516" calcext:value-type="float">
            <text:p>0.053155899</text:p>
          </table:table-cell>
          <table:table-cell table:formula="of:=LOG([.I7])" office:value-type="float" office:value="-1.27444853204814" calcext:value-type="float">
            <text:p>-1.27444853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48642635345459" calcext:value-type="float">
            <text:p>0.0486426353</text:p>
          </table:table-cell>
          <table:table-cell table:formula="of:=LOG([.C8])" office:value-type="float" office:value="-1.31298290402754" calcext:value-type="float">
            <text:p>-1.312982904</text:p>
          </table:table-cell>
          <table:table-cell/>
          <table:table-cell office:value-type="float" office:value="0.38524341583252" calcext:value-type="float">
            <text:p>0.3852434158</text:p>
          </table:table-cell>
          <table:table-cell table:formula="of:=LOG([.F8])" office:value-type="float" office:value="-0.414264775041834" calcext:value-type="float">
            <text:p>-0.414264775</text:p>
          </table:table-cell>
          <table:table-cell/>
          <table:table-cell office:value-type="float" office:value="0.0531618595123291" calcext:value-type="float">
            <text:p>0.0531618595</text:p>
          </table:table-cell>
          <table:table-cell table:formula="of:=LOG([.I8])" office:value-type="float" office:value="-1.27439983657393" calcext:value-type="float">
            <text:p>-1.274399836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485918521881104" calcext:value-type="float">
            <text:p>0.0485918522</text:p>
          </table:table-cell>
          <table:table-cell table:formula="of:=LOG([.C9])" office:value-type="float" office:value="-1.31343654650717" calcext:value-type="float">
            <text:p>-1.3134365465</text:p>
          </table:table-cell>
          <table:table-cell/>
          <table:table-cell office:value-type="float" office:value="0.388388395309448" calcext:value-type="float">
            <text:p>0.3883883953</text:p>
          </table:table-cell>
          <table:table-cell table:formula="of:=LOG([.F9])" office:value-type="float" office:value="-0.410733754892671" calcext:value-type="float">
            <text:p>-0.4107337549</text:p>
          </table:table-cell>
          <table:table-cell/>
          <table:table-cell office:value-type="float" office:value="0.053546667098999" calcext:value-type="float">
            <text:p>0.0535466671</text:p>
          </table:table-cell>
          <table:table-cell table:formula="of:=LOG([.I9])" office:value-type="float" office:value="-1.27126755574827" calcext:value-type="float">
            <text:p>-1.271267555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0482292175292969" calcext:value-type="float">
            <text:p>0.0482292175</text:p>
          </table:table-cell>
          <table:table-cell table:formula="of:=LOG([.C10])" office:value-type="float" office:value="-1.31668978401354" calcext:value-type="float">
            <text:p>-1.316689784</text:p>
          </table:table-cell>
          <table:table-cell/>
          <table:table-cell office:value-type="float" office:value="0.38271689414978" calcext:value-type="float">
            <text:p>0.3827168941</text:p>
          </table:table-cell>
          <table:table-cell table:formula="of:=LOG([.F10])" office:value-type="float" office:value="-0.417122366429576" calcext:value-type="float">
            <text:p>-0.4171223664</text:p>
          </table:table-cell>
          <table:table-cell/>
          <table:table-cell office:value-type="float" office:value="0.0541462898254395" calcext:value-type="float">
            <text:p>0.0541462898</text:p>
          </table:table-cell>
          <table:table-cell table:formula="of:=LOG([.I10])" office:value-type="float" office:value="-1.26643129644479" calcext:value-type="float">
            <text:p>-1.266431296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0472452640533447" calcext:value-type="float">
            <text:p>0.0472452641</text:p>
          </table:table-cell>
          <table:table-cell table:formula="of:=LOG([.C11])" office:value-type="float" office:value="-1.32564171939988" calcext:value-type="float">
            <text:p>-1.3256417194</text:p>
          </table:table-cell>
          <table:table-cell/>
          <table:table-cell office:value-type="float" office:value="0.383246183395386" calcext:value-type="float">
            <text:p>0.3832461834</text:p>
          </table:table-cell>
          <table:table-cell table:formula="of:=LOG([.F11])" office:value-type="float" office:value="-0.416522161427473" calcext:value-type="float">
            <text:p>-0.4165221614</text:p>
          </table:table-cell>
          <table:table-cell/>
          <table:table-cell office:value-type="float" office:value="0.05411696434021" calcext:value-type="float">
            <text:p>0.0541169643</text:p>
          </table:table-cell>
          <table:table-cell table:formula="of:=LOG([.I11])" office:value-type="float" office:value="-1.26666657288875" calcext:value-type="float">
            <text:p>-1.266666572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0476043224334717" calcext:value-type="float">
            <text:p>0.0476043224</text:p>
          </table:table-cell>
          <table:table-cell table:formula="of:=LOG([.C12])" office:value-type="float" office:value="-1.32235361190602" calcext:value-type="float">
            <text:p>-1.3223536119</text:p>
          </table:table-cell>
          <table:table-cell/>
          <table:table-cell office:value-type="float" office:value="0.389358758926392" calcext:value-type="float">
            <text:p>0.3893587589</text:p>
          </table:table-cell>
          <table:table-cell table:formula="of:=LOG([.F12])" office:value-type="float" office:value="-0.409650051067711" calcext:value-type="float">
            <text:p>-0.4096500511</text:p>
          </table:table-cell>
          <table:table-cell/>
          <table:table-cell office:value-type="float" office:value="0.0532331466674805" calcext:value-type="float">
            <text:p>0.0532331467</text:p>
          </table:table-cell>
          <table:table-cell table:formula="of:=LOG([.I12])" office:value-type="float" office:value="-1.27381786146331" calcext:value-type="float">
            <text:p>-1.27381786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formula="of:=AVERAGE([.D3:.D12])" office:value-type="float" office:value="-1.31553500543446" calcext:value-type="float">
            <text:p>-1.3155350054</text:p>
          </table:table-cell>
          <table:table-cell/>
          <table:table-cell office:value-type="string" calcext:value-type="string">
            <text:p>Moyenne</text:p>
          </table:table-cell>
          <table:table-cell table:formula="of:=AVERAGE([.G3:.G12])" office:value-type="float" office:value="-0.41275710790682" calcext:value-type="float">
            <text:p>-0.4127571079</text:p>
          </table:table-cell>
          <table:table-cell/>
          <table:table-cell office:value-type="string" calcext:value-type="string">
            <text:p>Moyenne</text:p>
          </table:table-cell>
          <table:table-cell table:formula="of:=AVERAGE([.J3:.J12])" office:value-type="float" office:value="-1.27239932791865" calcext:value-type="float">
            <text:p>-1.2723993279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nv</text:p>
          </table:table-cell>
          <table:table-cell table:number-columns-repeated="2"/>
          <table:table-cell office:value-type="string" calcext:value-type="string">
            <text:p>Strassen</text:p>
          </table:table-cell>
          <table:table-cell table:number-columns-repeated="2"/>
          <table:table-cell office:value-type="string" calcext:value-type="string">
            <text:p>StrassenSeuil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406240940093994" calcext:value-type="float">
            <text:p>0.4062409401</text:p>
          </table:table-cell>
          <table:table-cell table:formula="of:=LOG([.C18])" office:value-type="float" office:value="-0.391216311455678" calcext:value-type="float">
            <text:p>-0.3912163115</text:p>
          </table:table-cell>
          <table:table-cell/>
          <table:table-cell office:value-type="float" office:value="2.70574760437012" calcext:value-type="float">
            <text:p>2.7057476044</text:p>
          </table:table-cell>
          <table:table-cell table:formula="of:=LOG([.F18])" office:value-type="float" office:value="0.432287282600989" calcext:value-type="float">
            <text:p>0.4322872826</text:p>
          </table:table-cell>
          <table:table-cell/>
          <table:table-cell office:value-type="float" office:value="0.415602207183838" calcext:value-type="float">
            <text:p>0.4156022072</text:p>
          </table:table-cell>
          <table:table-cell table:formula="of:=LOG([.I18])" office:value-type="float" office:value="-0.381322154653802" calcext:value-type="float">
            <text:p>-0.381322154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40019679069519" calcext:value-type="float">
            <text:p>0.4001967907</text:p>
          </table:table-cell>
          <table:table-cell table:formula="of:=LOG([.C19])" office:value-type="float" office:value="-0.397726398430837" calcext:value-type="float">
            <text:p>-0.3977263984</text:p>
          </table:table-cell>
          <table:table-cell/>
          <table:table-cell office:value-type="float" office:value="2.71203899383545" calcext:value-type="float">
            <text:p>2.7120389938</text:p>
          </table:table-cell>
          <table:table-cell table:formula="of:=LOG([.F19])" office:value-type="float" office:value="0.433295929548204" calcext:value-type="float">
            <text:p>0.4332959295</text:p>
          </table:table-cell>
          <table:table-cell/>
          <table:table-cell office:value-type="float" office:value="0.41661810874939" calcext:value-type="float">
            <text:p>0.4166181087</text:p>
          </table:table-cell>
          <table:table-cell table:formula="of:=LOG([.I19])" office:value-type="float" office:value="-0.380261856906248" calcext:value-type="float">
            <text:p>-0.380261856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.399141073226929" calcext:value-type="float">
            <text:p>0.3991410732</text:p>
          </table:table-cell>
          <table:table-cell table:formula="of:=LOG([.C20])" office:value-type="float" office:value="-0.398873579261873" calcext:value-type="float">
            <text:p>-0.3988735793</text:p>
          </table:table-cell>
          <table:table-cell/>
          <table:table-cell office:value-type="float" office:value="2.8594970703125" calcext:value-type="float">
            <text:p>2.8594970703</text:p>
          </table:table-cell>
          <table:table-cell table:formula="of:=LOG([.F20])" office:value-type="float" office:value="0.45628965592806" calcext:value-type="float">
            <text:p>0.4562896559</text:p>
          </table:table-cell>
          <table:table-cell/>
          <table:table-cell office:value-type="float" office:value="0.423191070556641" calcext:value-type="float">
            <text:p>0.4231910706</text:p>
          </table:table-cell>
          <table:table-cell table:formula="of:=LOG([.I20])" office:value-type="float" office:value="-0.373463504604465" calcext:value-type="float">
            <text:p>-0.37346350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399397611618042" calcext:value-type="float">
            <text:p>0.3993976116</text:p>
          </table:table-cell>
          <table:table-cell table:formula="of:=LOG([.C21])" office:value-type="float" office:value="-0.398594536521416" calcext:value-type="float">
            <text:p>-0.3985945365</text:p>
          </table:table-cell>
          <table:table-cell/>
          <table:table-cell office:value-type="float" office:value="2.93177580833435" calcext:value-type="float">
            <text:p>2.9317758083</text:p>
          </table:table-cell>
          <table:table-cell table:formula="of:=LOG([.F21])" office:value-type="float" office:value="0.46713075692205" calcext:value-type="float">
            <text:p>0.4671307569</text:p>
          </table:table-cell>
          <table:table-cell/>
          <table:table-cell office:value-type="float" office:value="0.417609214782715" calcext:value-type="float">
            <text:p>0.4176092148</text:p>
          </table:table-cell>
          <table:table-cell table:formula="of:=LOG([.I21])" office:value-type="float" office:value="-0.379229926947527" calcext:value-type="float">
            <text:p>-0.379229926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414326190948486" calcext:value-type="float">
            <text:p>0.4143261909</text:p>
          </table:table-cell>
          <table:table-cell table:formula="of:=LOG([.C22])" office:value-type="float" office:value="-0.382657612622819" calcext:value-type="float">
            <text:p>-0.3826576126</text:p>
          </table:table-cell>
          <table:table-cell/>
          <table:table-cell office:value-type="float" office:value="2.98871874809265" calcext:value-type="float">
            <text:p>2.9887187481</text:p>
          </table:table-cell>
          <table:table-cell table:formula="of:=LOG([.F22])" office:value-type="float" office:value="0.475485047893594" calcext:value-type="float">
            <text:p>0.4754850479</text:p>
          </table:table-cell>
          <table:table-cell/>
          <table:table-cell office:value-type="float" office:value="0.414439678192139" calcext:value-type="float">
            <text:p>0.4144396782</text:p>
          </table:table-cell>
          <table:table-cell table:formula="of:=LOG([.I22])" office:value-type="float" office:value="-0.382538672193856" calcext:value-type="float">
            <text:p>-0.382538672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.407004594802856" calcext:value-type="float">
            <text:p>0.4070045948</text:p>
          </table:table-cell>
          <table:table-cell table:formula="of:=LOG([.C23])" office:value-type="float" office:value="-0.390400687860131" calcext:value-type="float">
            <text:p>-0.3904006879</text:p>
          </table:table-cell>
          <table:table-cell/>
          <table:table-cell office:value-type="float" office:value="2.92270040512085" calcext:value-type="float">
            <text:p>2.9227004051</text:p>
          </table:table-cell>
          <table:table-cell table:formula="of:=LOG([.F23])" office:value-type="float" office:value="0.465784299766859" calcext:value-type="float">
            <text:p>0.4657842998</text:p>
          </table:table-cell>
          <table:table-cell/>
          <table:table-cell office:value-type="float" office:value="0.415258407592773" calcext:value-type="float">
            <text:p>0.4152584076</text:p>
          </table:table-cell>
          <table:table-cell table:formula="of:=LOG([.I23])" office:value-type="float" office:value="-0.381681565777993" calcext:value-type="float">
            <text:p>-0.381681565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.407900094985962" calcext:value-type="float">
            <text:p>0.407900095</text:p>
          </table:table-cell>
          <table:table-cell table:formula="of:=LOG([.C24])" office:value-type="float" office:value="-0.389446193550583" calcext:value-type="float">
            <text:p>-0.3894461936</text:p>
          </table:table-cell>
          <table:table-cell/>
          <table:table-cell office:value-type="float" office:value="2.91953349113464" calcext:value-type="float">
            <text:p>2.9195334911</text:p>
          </table:table-cell>
          <table:table-cell table:formula="of:=LOG([.F24])" office:value-type="float" office:value="0.465313461581326" calcext:value-type="float">
            <text:p>0.4653134616</text:p>
          </table:table-cell>
          <table:table-cell/>
          <table:table-cell office:value-type="float" office:value="0.417218208312988" calcext:value-type="float">
            <text:p>0.4172182083</text:p>
          </table:table-cell>
          <table:table-cell table:formula="of:=LOG([.I24])" office:value-type="float" office:value="-0.379636746273079" calcext:value-type="float">
            <text:p>-0.379636746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12775039672852" calcext:value-type="float">
            <text:p>0.4127750397</text:p>
          </table:table-cell>
          <table:table-cell table:formula="of:=LOG([.C25])" office:value-type="float" office:value="-0.384286572185325" calcext:value-type="float">
            <text:p>-0.3842865722</text:p>
          </table:table-cell>
          <table:table-cell/>
          <table:table-cell office:value-type="float" office:value="2.90923523902893" calcext:value-type="float">
            <text:p>2.909235239</text:p>
          </table:table-cell>
          <table:table-cell table:formula="of:=LOG([.F25])" office:value-type="float" office:value="0.463778839460074" calcext:value-type="float">
            <text:p>0.4637788395</text:p>
          </table:table-cell>
          <table:table-cell/>
          <table:table-cell office:value-type="float" office:value="0.41904354095459" calcext:value-type="float">
            <text:p>0.419043541</text:p>
          </table:table-cell>
          <table:table-cell table:formula="of:=LOG([.I25])" office:value-type="float" office:value="-0.377740849076962" calcext:value-type="float">
            <text:p>-0.377740849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.410759687423706" calcext:value-type="float">
            <text:p>0.4107596874</text:p>
          </table:table-cell>
          <table:table-cell table:formula="of:=LOG([.C26])" office:value-type="float" office:value="-0.386412185299967" calcext:value-type="float">
            <text:p>-0.3864121853</text:p>
          </table:table-cell>
          <table:table-cell/>
          <table:table-cell office:value-type="float" office:value="2.92921090126038" calcext:value-type="float">
            <text:p>2.9292109013</text:p>
          </table:table-cell>
          <table:table-cell table:formula="of:=LOG([.F26])" office:value-type="float" office:value="0.466750641724686" calcext:value-type="float">
            <text:p>0.4667506417</text:p>
          </table:table-cell>
          <table:table-cell/>
          <table:table-cell office:value-type="float" office:value="0.418725728988647" calcext:value-type="float">
            <text:p>0.418725729</text:p>
          </table:table-cell>
          <table:table-cell table:formula="of:=LOG([.I26])" office:value-type="float" office:value="-0.378070352663844" calcext:value-type="float">
            <text:p>-0.378070352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.413013458251953" calcext:value-type="float">
            <text:p>0.4130134583</text:p>
          </table:table-cell>
          <table:table-cell table:formula="of:=LOG([.C27])" office:value-type="float" office:value="-0.384035796408176" calcext:value-type="float">
            <text:p>-0.3840357964</text:p>
          </table:table-cell>
          <table:table-cell/>
          <table:table-cell office:value-type="float" office:value="2.93291139602661" calcext:value-type="float">
            <text:p>2.932911396</text:p>
          </table:table-cell>
          <table:table-cell table:formula="of:=LOG([.F27])" office:value-type="float" office:value="0.467298943035799" calcext:value-type="float">
            <text:p>0.467298943</text:p>
          </table:table-cell>
          <table:table-cell/>
          <table:table-cell office:value-type="float" office:value="0.416857481002808" calcext:value-type="float">
            <text:p>0.416857481</text:p>
          </table:table-cell>
          <table:table-cell table:formula="of:=LOG([.I27])" office:value-type="float" office:value="-0.380012400166503" calcext:value-type="float">
            <text:p>-0.3800124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formula="of:=AVERAGE([.D18:.D27])" office:value-type="float" office:value="-0.39036498735968" calcext:value-type="float">
            <text:p>-0.3903649874</text:p>
          </table:table-cell>
          <table:table-cell/>
          <table:table-cell office:value-type="string" calcext:value-type="string">
            <text:p>Moyenne</text:p>
          </table:table-cell>
          <table:table-cell table:formula="of:=AVERAGE([.G18:.G27])" office:value-type="float" office:value="0.459341485846164" calcext:value-type="float">
            <text:p>0.4593414858</text:p>
          </table:table-cell>
          <table:table-cell/>
          <table:table-cell office:value-type="string" calcext:value-type="string">
            <text:p>Moyenne</text:p>
          </table:table-cell>
          <table:table-cell table:formula="of:=AVERAGE([.J18:.J27])" office:value-type="float" office:value="-0.379395802926428" calcext:value-type="float">
            <text:p>-0.3793958029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nv</text:p>
          </table:table-cell>
          <table:table-cell table:number-columns-repeated="2"/>
          <table:table-cell office:value-type="string" calcext:value-type="string">
            <text:p>Strassen</text:p>
          </table:table-cell>
          <table:table-cell table:number-columns-repeated="2"/>
          <table:table-cell office:value-type="string" calcext:value-type="string">
            <text:p>StrassenSeuil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.33213567733765" calcext:value-type="float">
            <text:p>3.3321356773</text:p>
          </table:table-cell>
          <table:table-cell table:formula="of:=LOG([.C33])" office:value-type="float" office:value="0.52272267662413" calcext:value-type="float">
            <text:p>0.5227226766</text:p>
          </table:table-cell>
          <table:table-cell/>
          <table:table-cell office:value-type="float" office:value="20.530779838562" calcext:value-type="float">
            <text:p>20.5307798386</text:p>
          </table:table-cell>
          <table:table-cell table:formula="of:=LOG([.F33])" office:value-type="float" office:value="1.31240544587093" calcext:value-type="float">
            <text:p>1.3124054459</text:p>
          </table:table-cell>
          <table:table-cell/>
          <table:table-cell office:value-type="float" office:value="3.03630256652832" calcext:value-type="float">
            <text:p>3.0363025665</text:p>
          </table:table-cell>
          <table:table-cell table:formula="of:=LOG([.I33])" office:value-type="float" office:value="0.482345046678749" calcext:value-type="float">
            <text:p>0.482345046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.17703342437744" calcext:value-type="float">
            <text:p>3.1770334244</text:p>
          </table:table-cell>
          <table:table-cell table:formula="of:=LOG([.C34])" office:value-type="float" office:value="0.502021783900589" calcext:value-type="float">
            <text:p>0.5020217839</text:p>
          </table:table-cell>
          <table:table-cell/>
          <table:table-cell office:value-type="float" office:value="20.6237659454346" calcext:value-type="float">
            <text:p>20.6237659454</text:p>
          </table:table-cell>
          <table:table-cell table:formula="of:=LOG([.F34])" office:value-type="float" office:value="1.31436797132512" calcext:value-type="float">
            <text:p>1.3143679713</text:p>
          </table:table-cell>
          <table:table-cell/>
          <table:table-cell office:value-type="float" office:value="3.02866053581238" calcext:value-type="float">
            <text:p>3.0286605358</text:p>
          </table:table-cell>
          <table:table-cell table:formula="of:=LOG([.I34])" office:value-type="float" office:value="0.481250598626582" calcext:value-type="float">
            <text:p>0.481250598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.1466703414917" calcext:value-type="float">
            <text:p>3.1466703415</text:p>
          </table:table-cell>
          <table:table-cell table:formula="of:=LOG([.C35])" office:value-type="float" office:value="0.497851246767591" calcext:value-type="float">
            <text:p>0.4978512468</text:p>
          </table:table-cell>
          <table:table-cell/>
          <table:table-cell office:value-type="float" office:value="20.8967580795288" calcext:value-type="float">
            <text:p>20.8967580795</text:p>
          </table:table-cell>
          <table:table-cell table:formula="of:=LOG([.F35])" office:value-type="float" office:value="1.32007891494454" calcext:value-type="float">
            <text:p>1.3200789149</text:p>
          </table:table-cell>
          <table:table-cell/>
          <table:table-cell office:value-type="float" office:value="3.03195261955261" calcext:value-type="float">
            <text:p>3.0319526196</text:p>
          </table:table-cell>
          <table:table-cell table:formula="of:=LOG([.I35])" office:value-type="float" office:value="0.481722410275442" calcext:value-type="float">
            <text:p>0.481722410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.22712206840515" calcext:value-type="float">
            <text:p>3.2271220684</text:p>
          </table:table-cell>
          <table:table-cell table:formula="of:=LOG([.C36])" office:value-type="float" office:value="0.508815393241562" calcext:value-type="float">
            <text:p>0.5088153932</text:p>
          </table:table-cell>
          <table:table-cell/>
          <table:table-cell office:value-type="float" office:value="20.7075190544128" calcext:value-type="float">
            <text:p>20.7075190544</text:p>
          </table:table-cell>
          <table:table-cell table:formula="of:=LOG([.F36])" office:value-type="float" office:value="1.31612806965538" calcext:value-type="float">
            <text:p>1.3161280697</text:p>
          </table:table-cell>
          <table:table-cell/>
          <table:table-cell office:value-type="float" office:value="3.02520203590393" calcext:value-type="float">
            <text:p>3.0252020359</text:p>
          </table:table-cell>
          <table:table-cell table:formula="of:=LOG([.I36])" office:value-type="float" office:value="0.480754383996167" calcext:value-type="float">
            <text:p>0.48075438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.49944019317627" calcext:value-type="float">
            <text:p>3.4994401932</text:p>
          </table:table-cell>
          <table:table-cell table:formula="of:=LOG([.C37])" office:value-type="float" office:value="0.543998575647555" calcext:value-type="float">
            <text:p>0.5439985756</text:p>
          </table:table-cell>
          <table:table-cell/>
          <table:table-cell office:value-type="float" office:value="20.527280330658" calcext:value-type="float">
            <text:p>20.5272803307</text:p>
          </table:table-cell>
          <table:table-cell table:formula="of:=LOG([.F37])" office:value-type="float" office:value="1.31233141329514" calcext:value-type="float">
            <text:p>1.3123314133</text:p>
          </table:table-cell>
          <table:table-cell/>
          <table:table-cell office:value-type="float" office:value="3.02425646781921" calcext:value-type="float">
            <text:p>3.0242564678</text:p>
          </table:table-cell>
          <table:table-cell table:formula="of:=LOG([.I37])" office:value-type="float" office:value="0.480618618124049" calcext:value-type="float">
            <text:p>0.480618618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.27807283401489" calcext:value-type="float">
            <text:p>3.278072834</text:p>
          </table:table-cell>
          <table:table-cell table:formula="of:=LOG([.C38])" office:value-type="float" office:value="0.515618598733979" calcext:value-type="float">
            <text:p>0.5156185987</text:p>
          </table:table-cell>
          <table:table-cell/>
          <table:table-cell office:value-type="float" office:value="20.5057826042175" calcext:value-type="float">
            <text:p>20.5057826042</text:p>
          </table:table-cell>
          <table:table-cell table:formula="of:=LOG([.F38])" office:value-type="float" office:value="1.3118763488104" calcext:value-type="float">
            <text:p>1.3118763488</text:p>
          </table:table-cell>
          <table:table-cell/>
          <table:table-cell office:value-type="float" office:value="3.01954984664917" calcext:value-type="float">
            <text:p>3.0195498466</text:p>
          </table:table-cell>
          <table:table-cell table:formula="of:=LOG([.I38])" office:value-type="float" office:value="0.479942203325356" calcext:value-type="float">
            <text:p>0.479942203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3.40507173538208" calcext:value-type="float">
            <text:p>3.4050717354</text:p>
          </table:table-cell>
          <table:table-cell table:formula="of:=LOG([.C39])" office:value-type="float" office:value="0.532126265720882" calcext:value-type="float">
            <text:p>0.5321262657</text:p>
          </table:table-cell>
          <table:table-cell/>
          <table:table-cell office:value-type="float" office:value="20.6706008911133" calcext:value-type="float">
            <text:p>20.6706008911</text:p>
          </table:table-cell>
          <table:table-cell table:formula="of:=LOG([.F39])" office:value-type="float" office:value="1.315353101683" calcext:value-type="float">
            <text:p>1.3153531017</text:p>
          </table:table-cell>
          <table:table-cell/>
          <table:table-cell office:value-type="float" office:value="3.02243804931641" calcext:value-type="float">
            <text:p>3.0224380493</text:p>
          </table:table-cell>
          <table:table-cell table:formula="of:=LOG([.I39])" office:value-type="float" office:value="0.480357407922961" calcext:value-type="float">
            <text:p>0.480357407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.6480815410614" calcext:value-type="float">
            <text:p>3.6480815411</text:p>
          </table:table-cell>
          <table:table-cell table:formula="of:=LOG([.C40])" office:value-type="float" office:value="0.562064537013079" calcext:value-type="float">
            <text:p>0.562064537</text:p>
          </table:table-cell>
          <table:table-cell/>
          <table:table-cell office:value-type="float" office:value="20.6337387561798" calcext:value-type="float">
            <text:p>20.6337387562</text:p>
          </table:table-cell>
          <table:table-cell table:formula="of:=LOG([.F40])" office:value-type="float" office:value="1.3145779276369" calcext:value-type="float">
            <text:p>1.3145779276</text:p>
          </table:table-cell>
          <table:table-cell/>
          <table:table-cell office:value-type="float" office:value="3.02514100074768" calcext:value-type="float">
            <text:p>3.0251410007</text:p>
          </table:table-cell>
          <table:table-cell table:formula="of:=LOG([.I40])" office:value-type="float" office:value="0.48074562177181" calcext:value-type="float">
            <text:p>0.480745621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.63125395774841" calcext:value-type="float">
            <text:p>3.6312539577</text:p>
          </table:table-cell>
          <table:table-cell table:formula="of:=LOG([.C41])" office:value-type="float" office:value="0.560056623077569" calcext:value-type="float">
            <text:p>0.5600566231</text:p>
          </table:table-cell>
          <table:table-cell/>
          <table:table-cell office:value-type="float" office:value="20.6172535419464" calcext:value-type="float">
            <text:p>20.6172535419</text:p>
          </table:table-cell>
          <table:table-cell table:formula="of:=LOG([.F41])" office:value-type="float" office:value="1.3142308117225" calcext:value-type="float">
            <text:p>1.3142308117</text:p>
          </table:table-cell>
          <table:table-cell/>
          <table:table-cell office:value-type="float" office:value="3.00948667526245" calcext:value-type="float">
            <text:p>3.0094866753</text:p>
          </table:table-cell>
          <table:table-cell table:formula="of:=LOG([.I41])" office:value-type="float" office:value="0.478492424792292" calcext:value-type="float">
            <text:p>0.478492424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.6421844959259" calcext:value-type="float">
            <text:p>3.6421844959</text:p>
          </table:table-cell>
          <table:table-cell table:formula="of:=LOG([.C42])" office:value-type="float" office:value="0.56136194133071" calcext:value-type="float">
            <text:p>0.5613619413</text:p>
          </table:table-cell>
          <table:table-cell/>
          <table:table-cell office:value-type="float" office:value="20.5745530128479" calcext:value-type="float">
            <text:p>20.5745530128</text:p>
          </table:table-cell>
          <table:table-cell table:formula="of:=LOG([.F42])" office:value-type="float" office:value="1.31333040883389" calcext:value-type="float">
            <text:p>1.3133304088</text:p>
          </table:table-cell>
          <table:table-cell/>
          <table:table-cell office:value-type="float" office:value="3.0245316028595" calcext:value-type="float">
            <text:p>3.0245316029</text:p>
          </table:table-cell>
          <table:table-cell table:formula="of:=LOG([.I42])" office:value-type="float" office:value="0.480658126742456" calcext:value-type="float">
            <text:p>0.48065812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formula="of:=AVERAGE([.D33:.D42])" office:value-type="float" office:value="0.530663764205765" calcext:value-type="float">
            <text:p>0.5306637642</text:p>
          </table:table-cell>
          <table:table-cell/>
          <table:table-cell office:value-type="string" calcext:value-type="string">
            <text:p>Moyenne</text:p>
          </table:table-cell>
          <table:table-cell table:style-name="ce1" table:formula="of:=AVERAGE([.G33:.G42])" office:value-type="float" office:value="1.31446804137778" calcext:value-type="float">
            <text:p>1.3144680414</text:p>
          </table:table-cell>
          <table:table-cell/>
          <table:table-cell office:value-type="string" calcext:value-type="string">
            <text:p>Moyenne</text:p>
          </table:table-cell>
          <table:table-cell table:formula="of:=AVERAGE([.J33:.J42])" office:value-type="float" office:value="0.480688684225586" calcext:value-type="float">
            <text:p>0.4806886842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nv</text:p>
          </table:table-cell>
          <table:table-cell table:number-columns-repeated="2"/>
          <table:table-cell office:value-type="string" calcext:value-type="string">
            <text:p>Strassen</text:p>
          </table:table-cell>
          <table:table-cell table:number-columns-repeated="2"/>
          <table:table-cell office:value-type="string" calcext:value-type="string">
            <text:p>StrassenSeuil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.1774678230286" calcext:value-type="float">
            <text:p>32.177467823</text:p>
          </table:table-cell>
          <table:table-cell table:formula="of:=LOG([.C48])" office:value-type="float" office:value="1.50755186469293" calcext:value-type="float">
            <text:p>1.5075518647</text:p>
          </table:table-cell>
          <table:table-cell/>
          <table:table-cell office:value-type="float" office:value="145.438730239868" calcext:value-type="float">
            <text:p>145.4387302399</text:p>
          </table:table-cell>
          <table:table-cell table:formula="of:=LOG([.F48])" office:value-type="float" office:value="2.16268007426468" calcext:value-type="float">
            <text:p>2.1626800743</text:p>
          </table:table-cell>
          <table:table-cell/>
          <table:table-cell office:value-type="float" office:value="21.5426259040832" calcext:value-type="float">
            <text:p>21.5426259041</text:p>
          </table:table-cell>
          <table:table-cell table:formula="of:=LOG([.I48])" office:value-type="float" office:value="1.33329863982296" calcext:value-type="float">
            <text:p>1.333298639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1.9766581058502" calcext:value-type="float">
            <text:p>31.9766581059</text:p>
          </table:table-cell>
          <table:table-cell table:formula="of:=LOG([.C49])" office:value-type="float" office:value="1.50483307348066" calcext:value-type="float">
            <text:p>1.5048330735</text:p>
          </table:table-cell>
          <table:table-cell/>
          <table:table-cell office:value-type="float" office:value="145.52539396286" calcext:value-type="float">
            <text:p>145.5253939629</text:p>
          </table:table-cell>
          <table:table-cell table:formula="of:=LOG([.F49])" office:value-type="float" office:value="2.16293878367013" calcext:value-type="float">
            <text:p>2.1629387837</text:p>
          </table:table-cell>
          <table:table-cell/>
          <table:table-cell office:value-type="float" office:value="21.7059762477875" calcext:value-type="float">
            <text:p>21.7059762478</text:p>
          </table:table-cell>
          <table:table-cell table:formula="of:=LOG([.I49])" office:value-type="float" office:value="1.3365793234386" calcext:value-type="float">
            <text:p>1.336579323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2.1836795806885" calcext:value-type="float">
            <text:p>32.1836795807</text:p>
          </table:table-cell>
          <table:table-cell table:formula="of:=LOG([.C50])" office:value-type="float" office:value="1.50763569576779" calcext:value-type="float">
            <text:p>1.5076356958</text:p>
          </table:table-cell>
          <table:table-cell/>
          <table:table-cell office:value-type="float" office:value="144.262326717377" calcext:value-type="float">
            <text:p>144.2623267174</text:p>
          </table:table-cell>
          <table:table-cell table:formula="of:=LOG([.F50])" office:value-type="float" office:value="2.15915293237622" calcext:value-type="float">
            <text:p>2.1591529324</text:p>
          </table:table-cell>
          <table:table-cell/>
          <table:table-cell office:value-type="float" office:value="21.7358567714691" calcext:value-type="float">
            <text:p>21.7358567715</text:p>
          </table:table-cell>
          <table:table-cell table:formula="of:=LOG([.I50])" office:value-type="float" office:value="1.33717676363372" calcext:value-type="float">
            <text:p>1.337176763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1.7544312477112" calcext:value-type="float">
            <text:p>31.7544312477</text:p>
          </table:table-cell>
          <table:table-cell table:formula="of:=LOG([.C51])" office:value-type="float" office:value="1.50180433851447" calcext:value-type="float">
            <text:p>1.5018043385</text:p>
          </table:table-cell>
          <table:table-cell/>
          <table:table-cell office:value-type="float" office:value="145.192161083221" calcext:value-type="float">
            <text:p>145.1921610832</text:p>
          </table:table-cell>
          <table:table-cell table:formula="of:=LOG([.F51])" office:value-type="float" office:value="2.16194316946186" calcext:value-type="float">
            <text:p>2.1619431695</text:p>
          </table:table-cell>
          <table:table-cell/>
          <table:table-cell office:value-type="float" office:value="21.5410616397858" calcext:value-type="float">
            <text:p>21.5410616398</text:p>
          </table:table-cell>
          <table:table-cell table:formula="of:=LOG([.I51])" office:value-type="float" office:value="1.33326710346238" calcext:value-type="float">
            <text:p>1.333267103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2.1732087135315" calcext:value-type="float">
            <text:p>32.1732087135</text:p>
          </table:table-cell>
          <table:table-cell table:formula="of:=LOG([.C52])" office:value-type="float" office:value="1.50749437632281" calcext:value-type="float">
            <text:p>1.5074943763</text:p>
          </table:table-cell>
          <table:table-cell/>
          <table:table-cell office:value-type="float" office:value="146.919486045837" calcext:value-type="float">
            <text:p>146.9194860458</text:p>
          </table:table-cell>
          <table:table-cell table:formula="of:=LOG([.F52])" office:value-type="float" office:value="2.16707940042573" calcext:value-type="float">
            <text:p>2.1670794004</text:p>
          </table:table-cell>
          <table:table-cell/>
          <table:table-cell office:value-type="float" office:value="21.6759226322174" calcext:value-type="float">
            <text:p>21.6759226322</text:p>
          </table:table-cell>
          <table:table-cell table:formula="of:=LOG([.I52])" office:value-type="float" office:value="1.33597759221759" calcext:value-type="float">
            <text:p>1.335977592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1.7511050701141" calcext:value-type="float">
            <text:p>31.7511050701</text:p>
          </table:table-cell>
          <table:table-cell table:formula="of:=LOG([.C53])" office:value-type="float" office:value="1.50175884513983" calcext:value-type="float">
            <text:p>1.5017588451</text:p>
          </table:table-cell>
          <table:table-cell/>
          <table:table-cell office:value-type="float" office:value="150.993649244308" calcext:value-type="float">
            <text:p>150.9936492443</text:p>
          </table:table-cell>
          <table:table-cell table:formula="of:=LOG([.F53])" office:value-type="float" office:value="2.17895868135837" calcext:value-type="float">
            <text:p>2.1789586814</text:p>
          </table:table-cell>
          <table:table-cell/>
          <table:table-cell office:value-type="float" office:value="21.9045996665955" calcext:value-type="float">
            <text:p>21.9045996666</text:p>
          </table:table-cell>
          <table:table-cell table:formula="of:=LOG([.I53])" office:value-type="float" office:value="1.34053532032281" calcext:value-type="float">
            <text:p>1.340535320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31.9439904689789" calcext:value-type="float">
            <text:p>31.943990469</text:p>
          </table:table-cell>
          <table:table-cell table:formula="of:=LOG([.C54])" office:value-type="float" office:value="1.50438916760731" calcext:value-type="float">
            <text:p>1.5043891676</text:p>
          </table:table-cell>
          <table:table-cell/>
          <table:table-cell office:value-type="float" office:value="146.206283569336" calcext:value-type="float">
            <text:p>146.2062835693</text:p>
          </table:table-cell>
          <table:table-cell table:formula="of:=LOG([.F54])" office:value-type="float" office:value="2.16496603788072" calcext:value-type="float">
            <text:p>2.1649660379</text:p>
          </table:table-cell>
          <table:table-cell/>
          <table:table-cell office:value-type="float" office:value="21.7484958171844" calcext:value-type="float">
            <text:p>21.7484958172</text:p>
          </table:table-cell>
          <table:table-cell table:formula="of:=LOG([.I54])" office:value-type="float" office:value="1.33742922538783" calcext:value-type="float">
            <text:p>1.337429225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32.1617834568024" calcext:value-type="float">
            <text:p>32.1617834568</text:p>
          </table:table-cell>
          <table:table-cell table:formula="of:=LOG([.C55])" office:value-type="float" office:value="1.50734012353326" calcext:value-type="float">
            <text:p>1.5073401235</text:p>
          </table:table-cell>
          <table:table-cell/>
          <table:table-cell office:value-type="float" office:value="145.27615070343" calcext:value-type="float">
            <text:p>145.2761507034</text:p>
          </table:table-cell>
          <table:table-cell table:formula="of:=LOG([.F55])" office:value-type="float" office:value="2.16219432408445" calcext:value-type="float">
            <text:p>2.1621943241</text:p>
          </table:table-cell>
          <table:table-cell/>
          <table:table-cell office:value-type="float" office:value="21.5552091598511" calcext:value-type="float">
            <text:p>21.5552091599</text:p>
          </table:table-cell>
          <table:table-cell table:formula="of:=LOG([.I55])" office:value-type="float" office:value="1.33355224136427" calcext:value-type="float">
            <text:p>1.333552241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31.9389305114746" calcext:value-type="float">
            <text:p>31.9389305115</text:p>
          </table:table-cell>
          <table:table-cell table:formula="of:=LOG([.C56])" office:value-type="float" office:value="1.5043203695125" calcext:value-type="float">
            <text:p>1.5043203695</text:p>
          </table:table-cell>
          <table:table-cell/>
          <table:table-cell office:value-type="float" office:value="145.538105964661" calcext:value-type="float">
            <text:p>145.5381059647</text:p>
          </table:table-cell>
          <table:table-cell table:formula="of:=LOG([.F56])" office:value-type="float" office:value="2.16297671870658" calcext:value-type="float">
            <text:p>2.1629767187</text:p>
          </table:table-cell>
          <table:table-cell/>
          <table:table-cell office:value-type="float" office:value="21.6042730808258" calcext:value-type="float">
            <text:p>21.6042730808</text:p>
          </table:table-cell>
          <table:table-cell table:formula="of:=LOG([.I56])" office:value-type="float" office:value="1.33453965818267" calcext:value-type="float">
            <text:p>1.334539658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31.8736934661865" calcext:value-type="float">
            <text:p>31.8736934662</text:p>
          </table:table-cell>
          <table:table-cell table:formula="of:=LOG([.C57])" office:value-type="float" office:value="1.50343239165205" calcext:value-type="float">
            <text:p>1.5034323917</text:p>
          </table:table-cell>
          <table:table-cell/>
          <table:table-cell office:value-type="float" office:value="144.837483882904" calcext:value-type="float">
            <text:p>144.8374838829</text:p>
          </table:table-cell>
          <table:table-cell table:formula="of:=LOG([.F57])" office:value-type="float" office:value="2.16088097164579" calcext:value-type="float">
            <text:p>2.1608809716</text:p>
          </table:table-cell>
          <table:table-cell/>
          <table:table-cell office:value-type="float" office:value="21.6612045764923" calcext:value-type="float">
            <text:p>21.6612045765</text:p>
          </table:table-cell>
          <table:table-cell table:formula="of:=LOG([.I57])" office:value-type="float" office:value="1.33568260401495" calcext:value-type="float">
            <text:p>1.3356826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formula="of:=AVERAGE([.D48:.D57])" office:value-type="float" office:value="1.50505602462236" calcext:value-type="float">
            <text:p>1.5050560246</text:p>
          </table:table-cell>
          <table:table-cell/>
          <table:table-cell office:value-type="string" calcext:value-type="string">
            <text:p>Moyenne</text:p>
          </table:table-cell>
          <table:table-cell table:formula="of:=AVERAGE([.G48:.G57])" office:value-type="float" office:value="2.16437710938745" calcext:value-type="float">
            <text:p>2.1643771094</text:p>
          </table:table-cell>
          <table:table-cell/>
          <table:table-cell office:value-type="string" calcext:value-type="string">
            <text:p>Moyenne</text:p>
          </table:table-cell>
          <table:table-cell table:formula="of:=AVERAGE([.J48:.J57])" office:value-type="float" office:value="1.33580384718478" calcext:value-type="float">
            <text:p>1.3358038472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nv</text:p>
          </table:table-cell>
          <table:table-cell table:number-columns-repeated="2"/>
          <table:table-cell office:value-type="string" calcext:value-type="string">
            <text:p>Strassen</text:p>
          </table:table-cell>
          <table:table-cell table:number-columns-repeated="2"/>
          <table:table-cell office:value-type="string" calcext:value-type="string">
            <text:p>StrassenSeuil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288.162877559662" calcext:value-type="float">
            <text:p>288.1628775597</text:p>
          </table:table-cell>
          <table:table-cell table:formula="of:=LOG([.C63])" office:value-type="float" office:value="2.45963803230931" calcext:value-type="float">
            <text:p>2.4596380323</text:p>
          </table:table-cell>
          <table:table-cell/>
          <table:table-cell office:value-type="float" office:value="958.460512638092" calcext:value-type="float">
            <text:p>958.4605126381</text:p>
          </table:table-cell>
          <table:table-cell table:formula="of:=LOG([.F63])" office:value-type="float" office:value="2.98157422519881" calcext:value-type="float">
            <text:p>2.9815742252</text:p>
          </table:table-cell>
          <table:table-cell/>
          <table:table-cell office:value-type="float" office:value="157.501590967178" calcext:value-type="float">
            <text:p>157.5015909672</text:p>
          </table:table-cell>
          <table:table-cell table:formula="of:=LOG([.I63])" office:value-type="float" office:value="2.19728494507658" calcext:value-type="float">
            <text:p>2.19728494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90.388360977173" calcext:value-type="float">
            <text:p>290.3883609772</text:p>
          </table:table-cell>
          <table:table-cell table:formula="of:=LOG([.C64])" office:value-type="float" office:value="2.46297920546922" calcext:value-type="float">
            <text:p>2.4629792055</text:p>
          </table:table-cell>
          <table:table-cell/>
          <table:table-cell office:value-type="float" office:value="936.843097448349" calcext:value-type="float">
            <text:p>936.8430974483</text:p>
          </table:table-cell>
          <table:table-cell table:formula="of:=LOG([.F64])" office:value-type="float" office:value="2.97166686130585" calcext:value-type="float">
            <text:p>2.9716668613</text:p>
          </table:table-cell>
          <table:table-cell/>
          <table:table-cell office:value-type="float" office:value="158.250519752502" calcext:value-type="float">
            <text:p>158.2505197525</text:p>
          </table:table-cell>
          <table:table-cell table:formula="of:=LOG([.I64])" office:value-type="float" office:value="2.19934514507342" calcext:value-type="float">
            <text:p>2.199345145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291.111331939697" calcext:value-type="float">
            <text:p>291.1113319397</text:p>
          </table:table-cell>
          <table:table-cell table:formula="of:=LOG([.C65])" office:value-type="float" office:value="2.4640591113237" calcext:value-type="float">
            <text:p>2.4640591113</text:p>
          </table:table-cell>
          <table:table-cell/>
          <table:table-cell office:value-type="float" office:value="923.593985795975" calcext:value-type="float">
            <text:p>923.593985796</text:p>
          </table:table-cell>
          <table:table-cell table:formula="of:=LOG([.F65])" office:value-type="float" office:value="2.96548109624154" calcext:value-type="float">
            <text:p>2.9654810962</text:p>
          </table:table-cell>
          <table:table-cell/>
          <table:table-cell office:value-type="float" office:value="158.761678934097" calcext:value-type="float">
            <text:p>158.7616789341</text:p>
          </table:table-cell>
          <table:table-cell table:formula="of:=LOG([.I65])" office:value-type="float" office:value="2.20074568300382" calcext:value-type="float">
            <text:p>2.20074568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87.455098867416" calcext:value-type="float">
            <text:p>287.4550988674</text:p>
          </table:table-cell>
          <table:table-cell table:formula="of:=LOG([.C66])" office:value-type="float" office:value="2.45857001654902" calcext:value-type="float">
            <text:p>2.4585700165</text:p>
          </table:table-cell>
          <table:table-cell/>
          <table:table-cell office:value-type="float" office:value="920.90407538414" calcext:value-type="float">
            <text:p>920.9040753841</text:p>
          </table:table-cell>
          <table:table-cell table:formula="of:=LOG([.F66])" office:value-type="float" office:value="2.96421439490806" calcext:value-type="float">
            <text:p>2.9642143949</text:p>
          </table:table-cell>
          <table:table-cell/>
          <table:table-cell office:value-type="float" office:value="159.133828878403" calcext:value-type="float">
            <text:p>159.1338288784</text:p>
          </table:table-cell>
          <table:table-cell table:formula="of:=LOG([.I66])" office:value-type="float" office:value="2.20176251235254" calcext:value-type="float">
            <text:p>2.201762512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87.908626794815" calcext:value-type="float">
            <text:p>287.9086267948</text:p>
          </table:table-cell>
          <table:table-cell table:formula="of:=LOG([.C67])" office:value-type="float" office:value="2.45925467812314" calcext:value-type="float">
            <text:p>2.4592546781</text:p>
          </table:table-cell>
          <table:table-cell/>
          <table:table-cell office:value-type="float" office:value="920.638558387756" calcext:value-type="float">
            <text:p>920.6385583878</text:p>
          </table:table-cell>
          <table:table-cell table:formula="of:=LOG([.F67])" office:value-type="float" office:value="2.96408916015643" calcext:value-type="float">
            <text:p>2.9640891602</text:p>
          </table:table-cell>
          <table:table-cell/>
          <table:table-cell office:value-type="float" office:value="160.706156015396" calcext:value-type="float">
            <text:p>160.7061560154</text:p>
          </table:table-cell>
          <table:table-cell table:formula="of:=LOG([.I67])" office:value-type="float" office:value="2.20603251318096" calcext:value-type="float">
            <text:p>2.206032513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273.492118597031" calcext:value-type="float">
            <text:p>273.492118597</text:p>
          </table:table-cell>
          <table:table-cell table:formula="of:=LOG([.C68])" office:value-type="float" office:value="2.43694481549893" calcext:value-type="float">
            <text:p>2.4369448155</text:p>
          </table:table-cell>
          <table:table-cell/>
          <table:table-cell office:value-type="float" office:value="923.241185903549" calcext:value-type="float">
            <text:p>923.2411859036</text:p>
          </table:table-cell>
          <table:table-cell table:formula="of:=LOG([.F68])" office:value-type="float" office:value="2.96531517017438" calcext:value-type="float">
            <text:p>2.9653151702</text:p>
          </table:table-cell>
          <table:table-cell/>
          <table:table-cell office:value-type="float" office:value="158.383090019226" calcext:value-type="float">
            <text:p>158.3830900192</text:p>
          </table:table-cell>
          <table:table-cell table:formula="of:=LOG([.I68])" office:value-type="float" office:value="2.19970881170192" calcext:value-type="float">
            <text:p>2.199708811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271.467389583588" calcext:value-type="float">
            <text:p>271.4673895836</text:p>
          </table:table-cell>
          <table:table-cell table:formula="of:=LOG([.C69])" office:value-type="float" office:value="2.43371766679959" calcext:value-type="float">
            <text:p>2.4337176668</text:p>
          </table:table-cell>
          <table:table-cell/>
          <table:table-cell office:value-type="float" office:value="919.089010715485" calcext:value-type="float">
            <text:p>919.0890107155</text:p>
          </table:table-cell>
          <table:table-cell table:formula="of:=LOG([.F69])" office:value-type="float" office:value="2.96335757339983" calcext:value-type="float">
            <text:p>2.9633575734</text:p>
          </table:table-cell>
          <table:table-cell/>
          <table:table-cell office:value-type="float" office:value="157.490785837173" calcext:value-type="float">
            <text:p>157.4907858372</text:p>
          </table:table-cell>
          <table:table-cell table:formula="of:=LOG([.I69])" office:value-type="float" office:value="2.19725515001686" calcext:value-type="float">
            <text:p>2.197255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69.920690536499" calcext:value-type="float">
            <text:p>269.9206905365</text:p>
          </table:table-cell>
          <table:table-cell table:formula="of:=LOG([.C70])" office:value-type="float" office:value="2.43123617629946" calcext:value-type="float">
            <text:p>2.4312361763</text:p>
          </table:table-cell>
          <table:table-cell/>
          <table:table-cell office:value-type="float" office:value="925.330275058746" calcext:value-type="float">
            <text:p>925.3302750587</text:p>
          </table:table-cell>
          <table:table-cell table:formula="of:=LOG([.F70])" office:value-type="float" office:value="2.96629677169503" calcext:value-type="float">
            <text:p>2.9662967717</text:p>
          </table:table-cell>
          <table:table-cell/>
          <table:table-cell office:value-type="float" office:value="158.519027233124" calcext:value-type="float">
            <text:p>158.5190272331</text:p>
          </table:table-cell>
          <table:table-cell table:formula="of:=LOG([.I70])" office:value-type="float" office:value="2.20008139858151" calcext:value-type="float">
            <text:p>2.200081398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float" office:value="271.486520051956" calcext:value-type="float">
            <text:p>271.486520052</text:p>
          </table:table-cell>
          <table:table-cell table:formula="of:=LOG([.C71])" office:value-type="float" office:value="2.43374827071165" calcext:value-type="float">
            <text:p>2.4337482707</text:p>
          </table:table-cell>
          <table:table-cell/>
          <table:table-cell office:value-type="float" office:value="917.064415454865" calcext:value-type="float">
            <text:p>917.0644154549</text:p>
          </table:table-cell>
          <table:table-cell table:formula="of:=LOG([.F71])" office:value-type="float" office:value="2.96239984198853" calcext:value-type="float">
            <text:p>2.962399842</text:p>
          </table:table-cell>
          <table:table-cell/>
          <table:table-cell office:value-type="float" office:value="158.13530755043" calcext:value-type="float">
            <text:p>158.1353075504</text:p>
          </table:table-cell>
          <table:table-cell table:formula="of:=LOG([.I71])" office:value-type="float" office:value="2.19902884755627" calcext:value-type="float">
            <text:p>2.199028847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68.965551137924" calcext:value-type="float">
            <text:p>268.9655511379</text:p>
          </table:table-cell>
          <table:table-cell table:formula="of:=LOG([.C72])" office:value-type="float" office:value="2.42969665952375" calcext:value-type="float">
            <text:p>2.4296966595</text:p>
          </table:table-cell>
          <table:table-cell/>
          <table:table-cell office:value-type="float" office:value="923.586089372635" calcext:value-type="float">
            <text:p>923.5860893726</text:p>
          </table:table-cell>
          <table:table-cell table:formula="of:=LOG([.F72])" office:value-type="float" office:value="2.96547738315137" calcext:value-type="float">
            <text:p>2.9654773832</text:p>
          </table:table-cell>
          <table:table-cell/>
          <table:table-cell office:value-type="float" office:value="157.813461780548" calcext:value-type="float">
            <text:p>157.8134617805</text:p>
          </table:table-cell>
          <table:table-cell table:formula="of:=LOG([.I72])" office:value-type="float" office:value="2.19814404657713" calcext:value-type="float">
            <text:p>2.1981440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formula="of:=AVERAGE([.D63:.D72])" office:value-type="float" office:value="2.44698446326078" calcext:value-type="float">
            <text:p>2.4469844633</text:p>
          </table:table-cell>
          <table:table-cell/>
          <table:table-cell office:value-type="string" calcext:value-type="string">
            <text:p>Moyenne</text:p>
          </table:table-cell>
          <table:table-cell table:formula="of:=AVERAGE([.G63:.G72])" office:value-type="float" office:value="2.96698724782198" calcext:value-type="float">
            <text:p>2.9669872478</text:p>
          </table:table-cell>
          <table:table-cell/>
          <table:table-cell office:value-type="string" calcext:value-type="string">
            <text:p>Moyenne</text:p>
          </table:table-cell>
          <table:table-cell table:formula="of:=AVERAGE([.J63:.J72])" office:value-type="float" office:value="2.1999389053121" calcext:value-type="float">
            <text:p>2.199938905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0:35:25.920906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5T11:12:38.180248404</dc:date>
    <meta:editing-duration>PT1H21M15S</meta:editing-duration>
    <meta:editing-cycles>9</meta:editing-cycles>
    <meta:generator>LibreOffice/5.1.6.2$Linux_X86_64 LibreOffice_project/10m0$Build-2</meta:generator>
    <meta:document-statistic meta:table-count="1" meta:cell-count="4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03cm" svg:height="11.741cm" xlink:href=".." xlink:type="simple" chart:class="chart:scatter" chart:style-name="ch1">
        <chart:legend svg:x="0cm" svg:y="0cm" style:legend-expansion="custom" chartooo:width="21.203cm" chartooo:height="11.741cm" style:legend-expansion-aspect-ratio="1.80589387616046" chart:style-name="ch2"/>
        <chart:plot-area chart:style-name="ch3" table:cell-range-address="recap.M3:recap.Q6" chart:data-source-has-labels="row" svg:x="0.424cm" svg:y="0.234cm" svg:width="20.355cm" svg:height="11.273cm">
          <chartooo:coordinate-region svg:x="0.966cm" svg:y="0.433cm" svg:width="19.573cm" svg:height="10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cap.M6:recap.Q6" loext:label-string="strassenseuil" chart:class="chart:scatter">
            <chart:domain table:cell-range-address="recap.M3:recap.Q3"/>
            <chart:data-point chart:repeated="5"/>
          </chart:series>
          <chart:series chart:style-name="ch7" chart:values-cell-range-address="recap.M4:recap.Q4" loext:label-string="conv" chart:class="chart:scatter">
            <chart:data-point chart:repeated="5"/>
          </chart:series>
          <chart:series chart:style-name="ch8" chart:values-cell-range-address="recap.M5:recap.Q5" loext:label-string="strassen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strassenseuil</text:p>
              </table:table-cell>
              <table:table-cell office:value-type="string">
                <text:p>conv</text:p>
              </table:table-cell>
              <table:table-cell office:value-type="string">
                <text:p>strass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0617997398389">
                <text:p>1.80617997398389</text:p>
                <draw:g>
                  <svg:desc>recap.M3:recap.Q3</svg:desc>
                </draw:g>
              </table:table-cell>
              <table:table-cell office:value-type="float" office:value="-1.27239932791865">
                <text:p>-1.27239932791865</text:p>
                <draw:g>
                  <svg:desc>recap.M6:recap.Q6</svg:desc>
                </draw:g>
              </table:table-cell>
              <table:table-cell office:value-type="float" office:value="-1.31553500543446">
                <text:p>-1.31553500543446</text:p>
                <draw:g>
                  <svg:desc>recap.M4:recap.Q4</svg:desc>
                </draw:g>
              </table:table-cell>
              <table:table-cell office:value-type="float" office:value="-0.41275710790682">
                <text:p>-0.41275710790682</text:p>
                <draw:g>
                  <svg:desc>recap.M5:recap.Q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-0.379395802926428">
                <text:p>-0.379395802926428</text:p>
              </table:table-cell>
              <table:table-cell office:value-type="float" office:value="-0.39036498735968">
                <text:p>-0.39036498735968</text:p>
              </table:table-cell>
              <table:table-cell office:value-type="float" office:value="0.459341485846164">
                <text:p>0.459341485846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0823996531185">
                <text:p>2.40823996531185</text:p>
              </table:table-cell>
              <table:table-cell office:value-type="float" office:value="0.480688684225586">
                <text:p>0.480688684225586</text:p>
              </table:table-cell>
              <table:table-cell office:value-type="float" office:value="0.530663764205765">
                <text:p>0.530663764205765</text:p>
              </table:table-cell>
              <table:table-cell office:value-type="float" office:value="1.31446804137778">
                <text:p>1.3144680413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1.33580384718478">
                <text:p>1.33580384718478</text:p>
              </table:table-cell>
              <table:table-cell office:value-type="float" office:value="1.50505602462236">
                <text:p>1.50505602462236</text:p>
              </table:table-cell>
              <table:table-cell office:value-type="float" office:value="2.16437710938745">
                <text:p>2.16437710938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2.1999389053121">
                <text:p>2.1999389053121</text:p>
              </table:table-cell>
              <table:table-cell office:value-type="float" office:value="2.44698446326078">
                <text:p>2.44698446326078</text:p>
              </table:table-cell>
              <table:table-cell office:value-type="float" office:value="2.96698724782198">
                <text:p>2.96698724782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